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tracked-changes text:track-changes="false">
        <text:changed-region text:id="ct93936906107712" xml:id="ct93936906107712">
          <text:insertion>
            <office:change-info>
              <dc:creator>inconnu</dc:creator>
              <dc:date>2009-08-03T11:55:00</dc:date>
            </office:change-info>
          </text:insertion>
        </text:changed-region>
        <text:changed-region text:id="ct93936963694304" xml: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tracked-changes text:track-changes="false">
        <text:changed-region text:id="ct93936906107712" xml:id="ct93936906107712">
          <text:insertion>
            <office:change-info>
              <dc:creator>inconnu</dc:creator>
              <dc:date>2009-08-03T11:55:00</dc:date>
            </office:change-info>
          </text:insertion>
        </text:changed-region>
        <text:changed-region text:id="ct93936963694304" xml: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tracked-changes text:track-changes="false">
        <text:changed-region text:id="ct93936906107712" xml:id="ct93936906107712">
          <text:insertion>
            <office:change-info>
              <dc:creator>inconnu</dc:creator>
              <dc:date>2009-08-03T11:55:00</dc:date>
            </office:change-info>
          </text:insertion>
        </text:changed-region>
        <text:changed-region text:id="ct93936963694304" xml: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StarSymbol" svg:font-family="StarSymbol"/>
    <style:font-face style:name="StarSymbol1"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Title2">
      <style:paragraph-properties fo:break-before="page"/>
    </style:style>
    <style:style style:family="paragraph" style:name="P3" style:parent-style-name="UrbanBody">
      <style:text-properties fo:font-size="10pt" style:font-size-asian="10pt" style:font-size-complex="10pt"/>
    </style:style>
    <style:style style:family="paragraph" style:name="P4" style:parent-style-name="UrbanTitle3">
      <style:paragraph-properties fo:text-align="center" style:justify-single-word="false"/>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bold" style:font-weight-asian="bold" style:font-weight-complex="bold"/>
    </style:style>
    <style:style style:family="text" style:name="T2">
      <style:text-properties style:text-underline-color="font-color" style:text-underline-style="solid" style:text-underline-width="auto"/>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style:font-style-asian="normal" style:font-style-complex="normal"/>
    </style:style>
    <style:style style:family="text" style:name="T5">
      <style:text-properties fo:font-size="12pt" style:font-name="Times New Roman1" style:font-size-asian="12pt" style:font-size-complex="12pt"/>
    </style:style>
    <style:style style:family="text" style:name="T6">
      <style:text-properties fo:font-weight="normal" style:font-weight-asian="normal" style:font-weight-complex="normal"/>
    </style:style>
    <style:style style:family="text" style:name="T7">
      <style:text-properties fo:country="none" fo:font-style="normal" fo:font-weight="normal" fo:language="zxx" style:font-style-asian="normal" style:font-weight-asian="normal"/>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tracked-changes text:track-changes="false">
        <text:changed-region text:id="ct93936906107712" xml:id="ct93936906107712">
          <text:insertion>
            <office:change-info>
              <dc:creator>inconnu</dc:creator>
              <dc:date>2009-08-03T11:55:00</dc:date>
            </office:change-info>
          </text:insertion>
        </text:changed-region>
        <text:changed-region text:id="ct93936963694304" xml: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name="Cadre2" draw:style-name="fr1" draw:z-index="0" svg:width="7.128cm" text:anchor-type="as-char"><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8-03T09:07:03</meta:creation-date>
    <dc:date>2020-12-02T10:03:58.636985642</dc:date>
    <dc:language>fr-FR</dc:language>
    <meta:editing-cycles>18</meta:editing-cycles>
    <meta:editing-duration>PT3H35M37S</meta:editing-duration>
    <meta:document-statistic meta:table-count="0" meta:image-count="0" meta:object-count="0" meta:page-count="9" meta:paragraph-count="132" meta:word-count="3572" meta:character-count="22110" meta:non-whitespace-character-count="18619"/>
    <meta:user-defined meta:name="Info 1"/>
    <meta:user-defined meta:name="Info 2"/>
    <meta:user-defined meta:name="Info 3"/>
    <meta:user-defined meta:name="Info 4"/>
  </office:meta>
</office:document-meta>
</file>